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a996" officeooo:paragraph-rsid="0012a996"/>
    </style:style>
    <style:style style:name="P2" style:family="paragraph" style:parent-style-name="Standard">
      <style:paragraph-properties fo:text-align="justify" style:justify-single-word="false"/>
      <style:text-properties officeooo:rsid="00138b29" officeooo:paragraph-rsid="00138b29"/>
    </style:style>
    <style:style style:name="P3" style:family="paragraph" style:parent-style-name="Standard">
      <style:paragraph-properties fo:text-align="justify" style:justify-single-word="false"/>
      <style:text-properties officeooo:paragraph-rsid="001b4d71"/>
    </style:style>
    <style:style style:name="T1" style:family="text">
      <style:text-properties officeooo:rsid="00138b29"/>
    </style:style>
    <style:style style:name="T2" style:family="text">
      <style:text-properties officeooo:rsid="0013d5b8"/>
    </style:style>
    <style:style style:name="T3" style:family="text">
      <style:text-properties officeooo:rsid="0014279f"/>
    </style:style>
    <style:style style:name="T4" style:family="text">
      <style:text-properties officeooo:rsid="00155cdc"/>
    </style:style>
    <style:style style:name="T5" style:family="text">
      <style:text-properties officeooo:rsid="0016d709"/>
    </style:style>
    <style:style style:name="T6" style:family="text">
      <style:text-properties officeooo:rsid="0017dbe1"/>
    </style:style>
    <style:style style:name="T7" style:family="text">
      <style:text-properties fo:language="es" fo:country="ES" officeooo:rsid="00138b29"/>
    </style:style>
    <style:style style:name="T8" style:family="text">
      <style:text-properties fo:language="es" fo:country="ES" officeooo:rsid="0017dbe1"/>
    </style:style>
    <style:style style:name="T9" style:family="text">
      <style:text-properties officeooo:rsid="0019c156"/>
    </style:style>
    <style:style style:name="T10" style:family="text">
      <style:text-properties officeooo:rsid="001b4d71"/>
    </style:style>
    <style:style style:name="T11" style:family="text">
      <style:text-properties officeooo:rsid="0012a996"/>
    </style:style>
    <style:style style:name="T12" style:family="text">
      <style:text-properties officeooo:rsid="001d0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Se sentó em una pequena roca que vizualizó al bajar la mirada </text:span><text:span text:style-name="T9">unos segundos antes</text:span><text:span text:style-name="T11">, y de su mochila sacó aquel libro. </text:span><text:span text:style-name="T10">T</text:span><text:span text:style-name="T11">res anos después, </text:span><text:span text:style-name="T12">lo </text:span><text:span text:style-name="T11">volv</text:span><text:span text:style-name="T1">e</text:span><text:span text:style-name="T11">ría a leer </text:span><text:span text:style-name="T1">com el mismo </text:span><text:span text:style-name="T7">entu</text:span><text:span text:style-name="T8">s</text:span><text:span text:style-name="T7">iasmo</text:span><text:span text:style-name="T1"> que </text:span><text:span text:style-name="T10">em aquel</text:span><text:span text:style-name="T1"> in</text:span><text:span text:style-name="T10">s</text:span><text:span text:style-name="T1">tante. Se acomodó </text:span><text:span text:style-name="T10">em la</text:span><text:span text:style-name="T1"> roca y comenzó a leer </text:span><text:span text:style-name="T10">esas cautivantes</text:span><text:span text:style-name="T1"> palabras que </text:span><text:span text:style-name="T10">se adentraban</text:span><text:span text:style-name="T1"> em su mente e revoleteavan em su imaginación com imágenes sutiles </text:span><text:span text:style-name="T3">y</text:span><text:span text:style-name="T1"> realista, </text:span>tan vívidas<text:span text:style-name="T1"> que pareciera <text:s/></text:span><text:span text:style-name="T10">estar inmerzo em aquella</text:span><text:span text:style-name="T1"> espluznante escena. </text:span><text:span text:style-name="T2">Inmaginó el agudo grito de aquella critaura, </text:span><text:span text:style-name="T3">ap</text:span><text:span text:style-name="T4">a</text:span><text:span text:style-name="T3">rtó la mirada de </text:span><text:span text:style-name="T10">las</text:span><text:span text:style-name="T3"> palabras plasmadas em símbolos cuneiformes em</text:span><text:span text:style-name="T4"> esas</text:span><text:span text:style-name="T3"> hojas amarillas, </text:span><text:span text:style-name="T10">y </text:span><text:span text:style-name="T3">se quedó inmobil por v</text:span><text:span text:style-name="T6">a</text:span><text:span text:style-name="T3">rios segundos, </text:span><text:span text:style-name="T4">com la mira</text:span><text:span text:style-name="T6">d</text:span><text:span text:style-name="T4">a fija em algo, pero sin observar nada. </text:span><text:span text:style-name="T10">Luego,</text:span><text:span text:style-name="T5"> alzó la mirada </text:span><text:span text:style-name="T10">y</text:span><text:span text:style-name="T5"> </text:span><text:span text:style-name="T6">vió las ramas, que se espandían infinitamente como las impetuosas r</text:span><text:span text:style-name="T9">a</text:span><text:span text:style-name="T6">mificaciones del universo mismo. Su piel se erisó e imnaginó aquella criatura saltando de rama em rama hasta no poderla </text:span><text:span text:style-name="T10">ver </text:span><text:span text:style-name="T6">más.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22:24:36.754946004</meta:creation-date>
    <dc:date>2023-06-21T09:12:00.792393304</dc:date>
    <meta:editing-duration>PT12H25M2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50" meta:character-count="884" meta:non-whitespace-character-count="734"/>
  </office:meta>
</office:document-meta>
</file>